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nux Libertine" svg:font-family="'Linux Libertine', Georgia, Times, serif"/>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586cm" table:align="left"/>
    </style:style>
    <style:style style:name="Tableau3.A" style:family="table-column">
      <style:table-column-properties style:column-width="4.397cm"/>
    </style:style>
    <style:style style:name="Tableau3.B" style:family="table-column">
      <style:table-column-properties style:column-width="3.505cm"/>
    </style:style>
    <style:style style:name="Tableau3.C" style:family="table-column">
      <style:table-column-properties style:column-width="3.598cm"/>
    </style:style>
    <style:style style:name="Tableau3.D" style:family="table-column">
      <style:table-column-properties style:column-width="6.08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586cm" table:align="left"/>
    </style:style>
    <style:style style:name="Tableau4.A" style:family="table-column">
      <style:table-column-properties style:column-width="4.397cm"/>
    </style:style>
    <style:style style:name="Tableau4.B" style:family="table-column">
      <style:table-column-properties style:column-width="3.505cm"/>
    </style:style>
    <style:style style:name="Tableau4.C" style:family="table-column">
      <style:table-column-properties style:column-width="3.598cm"/>
    </style:style>
    <style:style style:name="Tableau4.D" style:family="table-column">
      <style:table-column-properties style:column-width="6.08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e627" officeooo:paragraph-rsid="0000e627"/>
    </style:style>
    <style:style style:name="P2" style:family="paragraph" style:parent-style-name="Standard">
      <style:text-properties fo:font-style="italic" style:text-underline-style="none" fo:font-weight="normal" officeooo:rsid="0002a634" officeooo:paragraph-rsid="0002a634" style:font-style-asian="italic" style:font-weight-asian="normal" style:font-style-complex="italic" style:font-weight-complex="normal"/>
    </style:style>
    <style:style style:name="P3" style:family="paragraph" style:parent-style-name="Standard">
      <style:text-properties fo:font-style="italic" style:text-underline-style="none" fo:font-weight="normal" officeooo:rsid="0002a634" officeooo:paragraph-rsid="00049a68" style:font-style-asian="italic" style:font-weight-asian="normal" style:font-style-complex="italic" style:font-weight-complex="normal"/>
    </style:style>
    <style:style style:name="P4" style:family="paragraph" style:parent-style-name="Standard">
      <style:text-properties fo:font-style="normal" style:text-underline-style="none" fo:font-weight="normal" officeooo:rsid="0000e627" officeooo:paragraph-rsid="0000e627"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00e627" officeooo:paragraph-rsid="0000f973"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00f973" officeooo:paragraph-rsid="0000f973" style:font-style-asian="normal" style:font-weight-asian="normal" style:font-style-complex="normal" style:font-weight-complex="normal"/>
    </style:style>
    <style:style style:name="P7" style:family="paragraph" style:parent-style-name="Standard">
      <style:text-properties officeooo:paragraph-rsid="0009443d"/>
    </style:style>
    <style:style style:name="P8" style:family="paragraph" style:parent-style-name="Standard">
      <style:text-properties officeooo:rsid="0009aae6" officeooo:paragraph-rsid="0009aae6"/>
    </style:style>
    <style:style style:name="P9" style:family="paragraph" style:parent-style-name="Standard">
      <style:text-properties officeooo:paragraph-rsid="000fe155"/>
    </style:style>
    <style:style style:name="P10" style:family="paragraph" style:parent-style-name="Standard">
      <style:text-properties officeooo:rsid="000fe155" officeooo:paragraph-rsid="001104f4"/>
    </style:style>
    <style:style style:name="P11" style:family="paragraph" style:parent-style-name="Text_20_body">
      <style:text-properties officeooo:rsid="00088c7d" officeooo:paragraph-rsid="00088c7d"/>
    </style:style>
    <style:style style:name="P12" style:family="paragraph" style:parent-style-name="Text_20_body">
      <style:text-properties officeooo:paragraph-rsid="0009443d"/>
    </style:style>
    <style:style style:name="P13" style:family="paragraph" style:parent-style-name="Text_20_body">
      <style:text-properties officeooo:rsid="0009443d" officeooo:paragraph-rsid="0009443d"/>
    </style:style>
    <style:style style:name="P14" style:family="paragraph" style:parent-style-name="Text_20_body">
      <style:text-properties officeooo:paragraph-rsid="0011c980"/>
    </style:style>
    <style:style style:name="P15" style:family="paragraph" style:parent-style-name="Text_20_body">
      <style:text-properties officeooo:rsid="001260e3" officeooo:paragraph-rsid="001260e3"/>
    </style:style>
    <style:style style:name="P16" style:family="paragraph" style:parent-style-name="Table_20_Contents">
      <style:text-properties officeooo:rsid="0009443d" officeooo:paragraph-rsid="0009443d"/>
    </style:style>
    <style:style style:name="P17" style:family="paragraph" style:parent-style-name="Table_20_Contents">
      <style:text-properties officeooo:paragraph-rsid="0009443d"/>
    </style:style>
    <style:style style:name="P18" style:family="paragraph" style:parent-style-name="Table_20_Contents">
      <style:text-properties officeooo:rsid="001260e3" officeooo:paragraph-rsid="001260e3"/>
    </style:style>
    <style:style style:name="T1" style:family="text">
      <style:text-properties fo:font-style="italic" style:font-style-asian="italic" style:font-style-complex="italic"/>
    </style:style>
    <style:style style:name="T2" style:family="text">
      <style:text-properties fo:font-style="italic" officeooo:rsid="0000f973" style:font-style-asian="italic" style:font-style-complex="italic"/>
    </style:style>
    <style:style style:name="T3" style:family="text">
      <style:text-properties fo:font-style="italic" officeooo:rsid="0002a634" style:font-style-asian="italic" style:font-style-complex="italic"/>
    </style:style>
    <style:style style:name="T4" style:family="text">
      <style:text-properties fo:font-style="italic" officeooo:rsid="0006c146" style:font-style-asian="italic" style:font-style-complex="italic"/>
    </style:style>
    <style:style style:name="T5" style:family="text">
      <style:text-properties fo:font-style="italic" officeooo:rsid="00088c7d" style:font-style-asian="italic" style:font-style-complex="italic"/>
    </style:style>
    <style:style style:name="T6" style:family="text">
      <style:text-properties fo:font-style="italic" officeooo:rsid="0009443d" style:font-style-asian="italic" style:font-style-complex="italic"/>
    </style:style>
    <style:style style:name="T7" style:family="text">
      <style:text-properties fo:font-style="italic" officeooo:rsid="000c9e94" style:font-style-asian="italic" style:font-style-complex="italic"/>
    </style:style>
    <style:style style:name="T8" style:family="text">
      <style:text-properties fo:font-style="italic" officeooo:rsid="000fe155" style:font-style-asian="italic" style:font-style-complex="italic"/>
    </style:style>
    <style:style style:name="T9" style:family="text">
      <style:text-properties fo:font-style="italic" officeooo:rsid="00119420" style:font-style-asian="italic" style:font-style-complex="italic"/>
    </style:style>
    <style:style style:name="T10" style:family="text">
      <style:text-properties fo:font-style="italic" officeooo:rsid="0011c98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49a68" style:font-style-asian="normal" style:font-style-complex="normal"/>
    </style:style>
    <style:style style:name="T13" style:family="text">
      <style:text-properties fo:font-style="normal" officeooo:rsid="00067d54" style:font-style-asian="normal" style:font-style-complex="normal"/>
    </style:style>
    <style:style style:name="T14" style:family="text">
      <style:text-properties fo:font-style="normal" officeooo:rsid="0006c146" style:font-style-asian="normal" style:font-style-complex="normal"/>
    </style:style>
    <style:style style:name="T15" style:family="text">
      <style:text-properties fo:font-style="normal" officeooo:rsid="00088c7d" style:font-style-asian="normal" style:font-style-complex="normal"/>
    </style:style>
    <style:style style:name="T16" style:family="text">
      <style:text-properties fo:font-style="normal" officeooo:rsid="0009443d" style:font-style-asian="normal" style:font-style-complex="normal"/>
    </style:style>
    <style:style style:name="T17" style:family="text">
      <style:text-properties fo:font-style="normal" officeooo:rsid="000c9e94" style:font-style-asian="normal" style:font-style-complex="normal"/>
    </style:style>
    <style:style style:name="T18" style:family="text">
      <style:text-properties fo:font-style="normal" officeooo:rsid="000dcc65" style:font-style-asian="normal" style:font-style-complex="normal"/>
    </style:style>
    <style:style style:name="T19" style:family="text">
      <style:text-properties fo:font-style="normal" officeooo:rsid="000ef4de" style:font-style-asian="normal" style:font-style-complex="normal"/>
    </style:style>
    <style:style style:name="T20" style:family="text">
      <style:text-properties fo:font-style="normal" officeooo:rsid="000fe155" style:font-style-asian="normal" style:font-style-complex="normal"/>
    </style:style>
    <style:style style:name="T21" style:family="text">
      <style:text-properties fo:font-style="normal" officeooo:rsid="001104f4" style:font-style-asian="normal" style:font-style-complex="normal"/>
    </style:style>
    <style:style style:name="T22" style:family="text">
      <style:text-properties fo:font-style="normal" officeooo:rsid="00119420" style:font-style-asian="normal" style:font-style-complex="normal"/>
    </style:style>
    <style:style style:name="T23" style:family="text">
      <style:text-properties fo:font-style="normal" officeooo:rsid="0011c980" style:font-style-asian="normal" style:font-style-complex="normal"/>
    </style:style>
    <style:style style:name="T24" style:family="text">
      <style:text-properties officeooo:rsid="0000f973"/>
    </style:style>
    <style:style style:name="T25" style:family="text">
      <style:text-properties officeooo:rsid="0002a634"/>
    </style:style>
    <style:style style:name="T26" style:family="text">
      <style:text-properties officeooo:rsid="00049a68"/>
    </style:style>
    <style:style style:name="T27" style:family="text">
      <style:text-properties officeooo:rsid="00067d54"/>
    </style:style>
    <style:style style:name="T28" style:family="text">
      <style:text-properties officeooo:rsid="0006c146"/>
    </style:style>
    <style:style style:name="T29" style:family="text">
      <style:text-properties officeooo:rsid="00088c7d"/>
    </style:style>
    <style:style style:name="T30" style:family="text">
      <style:text-properties officeooo:rsid="0009443d"/>
    </style:style>
    <style:style style:name="T31" style:family="text">
      <style:text-properties officeooo:rsid="00126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eatures</text:h>
      <text:h text:style-name="Heading_20_3" text:outline-level="3">Raw Pixels</text:h>
      <text:p text:style-name="P4"><text:tab/>Le premier <text:span text:style-name="T1">feature</text:span> utilisé est le très simple <text:span text:style-name="T1">raw pixels; </text:span>soit simplement la valeur de chaque pixel un après l'autre dans une liste. Nous avons essayé en premier lieu d'utiliser les tons de gris. Pour le Mnist qui est déjà en tons de gris, l'opération était triviale. Pour Cifar10, nous avons fait la moyenne des pixels rouge, vert et bleu. Présentement, nous utilisons plutôt la fonction « rgb2grey » de <text:span text:style-name="T1">scikit-image </text:span>que nous avons découvert un peu plus tard.</text:p>
      <text:p text:style-name="P4"/>
      <text:p text:style-name="P5"><text:tab/>Nous avons ensuite essayé en alignant simplement chaque pixel pour faire un ordre RGBRGB. Les résultats ne sont pertinents que pour Cifar10 dans ce cas. Pour une configuration <text:span text:style-name="T24">et un algorithme </text:span>identique avec seulement 10% des données, l'<text:span text:style-name="T1">accuracy</text:span> avec les tons de gris et <text:span text:style-name="T1">cross-validation</text:span> (vérification avec l'ensemble de test) donne 16.21%. Elle est de 24.39% pour RGBRGB. </text:p>
      <text:p text:style-name="P5"/>
      <text:p text:style-name="P5"><text:tab/>Quelques tests subséquents vont confirmer que les tons de gris baisse<text:span text:style-name="T24">nt</text:span> systématiquement, du moins avec nos <text:span text:style-name="T1">features</text:span> et nos algorithmes, la capacité <text:span text:style-name="T24">des modèles </text:span>à reconnaître une image. Cela semble logique puisque la couleur est pour l'humain une information supplémentaire nous permettant de distinguer <text:span text:style-name="T24">des objets dans notre environnement. On réduit ainsi la quantité d'information utile. </text:span></text:p>
      <text:p text:style-name="P5"/>
      <text:p text:style-name="P5"><text:tab/><text:span text:style-name="T24">Finalement, pour ce </text:span><text:span text:style-name="T2">feature, </text:span><text:span text:style-name="T24">nous avons aussi essayé avec une configuration RRGGBB; soit d'avoir tous les pixels pour le rouge au début, puis les verts et finalement les bleus. L'</text:span><text:span text:style-name="T2">accuracy </text:span><text:span text:style-name="T24">donne 23.71% ce qui est légèrement inférieur à notre ordre RGBRGB. Ceci nous a étonné. Nous nous serions attendu à avoir un meilleur score puisque l'ordre de l'image est ainsi préservé. D'aligner les pixels donne une impression d'être quasi-aléatoire. Finalement, il semblerait que l'ordinateur y voit un petit quelque chose de plus. Nous avons retiré ce </text:span><text:span text:style-name="T3">feature</text:span><text:span text:style-name="T25"> dans la version finale puisqu'il ressemble trop à RGBRGB et que ce dernier est légèrement meilleur.</text:span></text:p>
      <text:p text:style-name="P5"/>
      <text:p text:style-name="P6"><text:tab/>Même si nous ne rapportons qu'un résultat pour chaque (et non des moyennes), nous avons essayé plus d'une fois et les résultats tournent autour des mêmes valeurs. Le RGBRGB reste le meilleur pour ce <text:span text:style-name="T1">feature </text:span><text:span text:style-name="T25">avec</text:span> l'algorithme utilisé; <text:span text:style-name="T25">soit</text:span> le classificateur SGD de base avec comme <text:span text:style-name="T1">loss</text:span> la fonction logistique. <text:span text:style-name="T25">Nous généralisons donc dans ce cas-ci.</text:span></text:p>
      <text:p text:style-name="P6"/>
      <text:p text:style-name="P6"/>
      <text:h text:style-name="Heading_20_3" text:outline-level="3">Local Binary Patterns</text:h>
      <text:p text:style-name="P3"><text:tab/><text:span text:style-name="T11">Nous avons essayé par la suite d'implémenter le </text:span>Local Binary Patterns <text:span text:style-name="T11">(</text:span>LBP<text:span text:style-name="T11">). </text:span><text:span text:style-name="T12">Plus précisément</text:span><text:span text:style-name="T11">, d'aller chercher une implémentation dans une librairie gratuite sur internet </text:span><text:span text:style-name="T12">et de l'utiliser dans notre code</text:span><text:span text:style-name="T11">. Le premier essai a été avec la librairie « Mahotas » pour python. </text:span><text:span text:style-name="T12">Soit nous avions un problème au niveau de la compréhension de l'algorithme, soit la faible documentation faisait en sorte que nous ne recevions pas exactement ce que nous pensions, ou soit un beau mélange des deux. Quoiqu'il en soit, les résultats obtenus pour les deux ensembles de données n'étaient vraiment pas satisfaisants. </text:span></text:p>
      <text:p text:style-name="P3"/>
      <text:p text:style-name="P3"><text:span text:style-name="T12"><text:tab/> La libraire offre deux algorithmes; soit « lbp » et « lbp_transform ». Ils ne doivent certainement pas donner la même chose, mais c'est le deuxième qui donnait des résultats assez corrects pour nous donner de l'espoir. Nous avons essayé d'ajuster les deux paramètres, soit le nombre de points à prendre et le rayon où prendre les points.</text:span></text:p>
      <text:p text:style-name="P3"/>
      <text:p text:style-name="P3"><text:soft-page-break/><text:span text:style-name="T12"><text:tab/>Pour Mnist, les 10 meilleures paires de paramètres donnent des </text:span><text:span text:style-name="T26">accuracies </text:span><text:span text:style-name="T12">entre 87.5% et 89.33% (moyenne de 88.5%). <text:s/>C'est sensiblement ce que nous obtenions avec les </text:span><text:span text:style-name="T26">raw</text:span><text:span text:style-name="T12"> </text:span><text:span text:style-name="T26">pixels</text:span><text:span text:style-name="T12">. En moyenne dans ce sous-ensemble des résultats, nous prenons 1.8 points et un rayon de 5.55. La moyenne est simplement pour donner une idée, et non pour choisir les paramètres.</text:span></text:p>
      <text:p text:style-name="P2"/>
      <text:p text:style-name="P3"><text:tab/><text:span text:style-name="T12">Pour Cifar10, les 10 meilleures paires de paramètres donnent des </text:span><text:span text:style-name="T26">accuracies</text:span><text:span text:style-name="T12"> entre 24.4% et 26.8% (moyenne de 25.16%). Encore une fois, c'est sensiblement ce qui nous obtenions avec les </text:span><text:span text:style-name="T26">raw pixels</text:span><text:span text:style-name="T12">. En moyenne dans ce sous-ensemble des résultats, nous prenons 2.9 points et un rayon de 5.3. Cela suggère que le rayon optimal pour les deux est probablement similaire, mais que Cifar10 a besoin d'un peu plus de points en moyenne que pour Mnist.</text:span></text:p>
      <text:p text:style-name="P3"/>
      <text:p text:style-name="P3"><text:span text:style-name="T12"><text:tab/></text:span><text:span text:style-name="T13">Nous avons essayé aussi de combiner les résultats de différents « lbp » </text:span><text:span text:style-name="T14">afin de faire un </text:span><text:span text:style-name="T28">feature</text:span><text:span text:style-name="T14"> un peu plus gros. Pour certains paramètres, le résultat s'améliorait! Malheureusement, ce n'était pas vraiment de beaucoup. À partir d'environ trois « lbp », ça devenait trop long à calculer en le passant dans un algorithme de classification. </text:span></text:p>
      <text:p text:style-name="P3"/>
      <text:p text:style-name="P3"><text:span text:style-name="T12"><text:tab/>Quoiqu</text:span><text:span text:style-name="T13">'il en soit, les résultats sont si proches de </text:span><text:span text:style-name="T27">raw pixels</text:span><text:span text:style-name="T13"> que nous nous demandions si nous avions fait quelque chose de mal. Nous avons décidé de prendre une autre librairie, soit « scikit-image », afin de comparer. Cela donnait la même chose. </text:span><text:span text:style-name="T14">Étant dans le gros doute,</text:span><text:span text:style-name="T13"> nous avons décidé de laisser faire ce </text:span><text:span text:style-name="T27">feature</text:span><text:span text:style-name="T13"> et d'en prendre un autre à la place.</text:span></text:p>
      <text:p text:style-name="P3"/>
      <text:p text:style-name="P3"><text:span text:style-name="T13"/></text:p>
      <text:h text:style-name="Heading_20_3" text:outline-level="3">Histogram of Oriented Gradient (HoG)</text:h>
      <text:p text:style-name="P1"><text:tab/><text:span text:style-name="T28">La librairie « scikit-image » offrant le HoG, nous avons décidé de l'essayer. Intuitivement, nous pensions pouvoir obtenir de meilleurs résultats avec les images de Cifar10 puisque le </text:span><text:span text:style-name="T4">feature</text:span><text:span text:style-name="T14"> extrait peut aller chercher des informations à propos de la forme. Nous ne pensions pas obtenir vraiment de meilleurs résultats pour Mnist toutefois.</text:span></text:p>
      <text:p text:style-name="P1"/>
      <text:p text:style-name="P1"><text:span text:style-name="T14"><text:tab/></text:span><text:span text:style-name="T15">Rendu à celui-ci, nous n'avons pas cherché à modifier les paramètres. En premier lieu, nous avions des considérations de temps. Deuxièmement, il s'est souvent avéré que les paramètres de base étaient les meilleurs de toute façon. Une investigation rapide en essayant 5-6 nombres différents d'orientations donnait en effet que la valeur de base, soit 9, est possiblement la meilleure. Les deux autres sont « pixels_per_cell » (défaut : (8, 8)) et « cells_per_block » (défaut : (3, 3)). Essayer aveuglément des valeurs ne marche pas dans ce cas et les valeurs sont de toute façon les mêmes que dans les notes! </text:span></text:p>
      <text:p text:style-name="P1"/>
      <text:p text:style-name="P1"><text:span text:style-name="T15"><text:tab/>Pour Cifar10, nous avons essayé en premier lieu de passer une image en tons de gris à l'algorithme. Il s'est avéré là aussi que de donner les </text:span><text:span text:style-name="T5">raw pixels</text:span><text:span text:style-name="T15"> avec l'ordre RGBRGB est supérieur que de réduire l'information en passant en tons de gris. Alors bien que la documentation de « scikit-image » indique de passer une image en tons de gris, nous arrivons à mieux avec les couleurs.</text:span></text:p>
      <text:p text:style-name="P1"/>
      <text:h text:style-name="Heading_20_3" text:outline-level="3">Comparaisons</text:h>
      <text:p text:style-name="P11">TODO : En attente des résultats de Cifar10</text:p>
      <text:p text:style-name="P11"/>
      <text:h text:style-name="Heading_20_2" text:outline-level="2"><text:soft-page-break/>Algorithmes</text:h>
      <text:h text:style-name="Heading_20_3" text:outline-level="3">Stochastic Gradient Descent (SGD) <text:span text:style-name="T29">(Loss : Logistic Sigmoid)</text:span></text:h>
      <text:p text:style-name="Text_20_body"><text:tab/><text:span text:style-name="T29">Notre premier essai a été avec un des exemples de base du cours, soit un classificateur linéaire avec descente de gradient stochastique et une fonction logistique comme </text:span><text:span text:style-name="T5">loss</text:span><text:span text:style-name="T15">. Nous utilisons « SGDClassifier » de « scikit-learn ». </text:span></text:p>
      <text:p text:style-name="Text_20_body"><text:tab/><text:span text:style-name="T29">Cette fonction possède plusieurs paramètres et nous avons essayé de trouver ceux qui nous permettraient d'obtenir les meilleurs résultats (</text:span><text:span text:style-name="T5">grid search</text:span><text:span text:style-name="T15">). Le nombre de paramètres différent aussi selon le « learning_rate » que nous choisissons. </text:span><text:span text:style-name="T16">Les tableaux présentent des informations sur les 10 meilleurs résultats de chaque catégorie pour chacun des deux ensembles de données. L'information présentée n'est pas complètement comparable puisque le nombre de paramètres a évalués est différent pour chacun. Le optimal a donc beaucoup moins d'éléments ce qui peut pousser sa moyenne vers le bas. À l'opposé, le </text:span><text:span text:style-name="T6">inversed scaling</text:span><text:span text:style-name="T16"> en a bien plus ce qui peut le favoriser.</text:span></text:p>
      <text:p text:style-name="P13">Pour Mnist :</text:p>
      <table:table table:name="Tableau1" table:style-name="Tableau1">
        <table:table-column table:style-name="Tableau1.A" table:number-columns-repeated="4"/>
        <table:table-row>
          <table:table-cell table:style-name="Tableau1.A1" office:value-type="string">
            <text:p text:style-name="P16">learning_rate</text:p>
          </table:table-cell>
          <table:table-cell table:style-name="Tableau1.A1" office:value-type="string">
            <text:p text:style-name="P16">#1</text:p>
          </table:table-cell>
          <table:table-cell table:style-name="Tableau1.A1" office:value-type="string">
            <text:p text:style-name="P16">#10</text:p>
          </table:table-cell>
          <table:table-cell table:style-name="Tableau1.D1" office:value-type="string">
            <text:p text:style-name="P16">Moyenne</text:p>
          </table:table-cell>
        </table:table-row>
        <table:table-row>
          <table:table-cell table:style-name="Tableau1.A2" office:value-type="string">
            <text:p text:style-name="P16">Constant</text:p>
          </table:table-cell>
          <table:table-cell table:style-name="Tableau1.A2" office:value-type="string">
            <text:p text:style-name="Table_20_Contents">8<text:span text:style-name="T30">8.33%</text:span></text:p>
          </table:table-cell>
          <table:table-cell table:style-name="Tableau1.A2" office:value-type="string">
            <text:p text:style-name="Table_20_Contents">8<text:span text:style-name="T30">6%</text:span></text:p>
          </table:table-cell>
          <table:table-cell table:style-name="Tableau1.D2" office:value-type="string">
            <text:p text:style-name="Table_20_Contents">8<text:span text:style-name="T30">6.77%</text:span></text:p>
          </table:table-cell>
        </table:table-row>
        <table:table-row>
          <table:table-cell table:style-name="Tableau1.A2" office:value-type="string">
            <text:p text:style-name="P16">Optimal</text:p>
          </table:table-cell>
          <table:table-cell table:style-name="Tableau1.A2" office:value-type="string">
            <text:p text:style-name="Table_20_Contents">8<text:span text:style-name="T30">7.17%</text:span></text:p>
          </table:table-cell>
          <table:table-cell table:style-name="Tableau1.A2" office:value-type="string">
            <text:p text:style-name="Table_20_Contents">8<text:span text:style-name="T30">6.17%</text:span></text:p>
          </table:table-cell>
          <table:table-cell table:style-name="Tableau1.D2" office:value-type="string">
            <text:p text:style-name="Table_20_Contents">8<text:span text:style-name="T30">6.53%</text:span></text:p>
          </table:table-cell>
        </table:table-row>
        <table:table-row>
          <table:table-cell table:style-name="Tableau1.A2" office:value-type="string">
            <text:p text:style-name="P16">Inversed scaling</text:p>
          </table:table-cell>
          <table:table-cell table:style-name="Tableau1.A2" office:value-type="string">
            <text:p text:style-name="P16">89.33%</text:p>
          </table:table-cell>
          <table:table-cell table:style-name="Tableau1.A2" office:value-type="string">
            <text:p text:style-name="Table_20_Contents">8<text:span text:style-name="T30">8.33%</text:span></text:p>
          </table:table-cell>
          <table:table-cell table:style-name="Tableau1.D2" office:value-type="string">
            <text:p text:style-name="Table_20_Contents">8<text:span text:style-name="T30">8.63%</text:span></text:p>
          </table:table-cell>
        </table:table-row>
      </table:table>
      <text:p text:style-name="P12"/>
      <text:p text:style-name="P12">P<text:span text:style-name="T30">our Cifar10 :</text:span></text:p>
      <table:table table:name="Tableau2" table:style-name="Tableau2">
        <table:table-column table:style-name="Tableau2.A" table:number-columns-repeated="4"/>
        <table:table-row>
          <table:table-cell table:style-name="Tableau2.A1" office:value-type="string">
            <text:p text:style-name="P16">learning_rate</text:p>
          </table:table-cell>
          <table:table-cell table:style-name="Tableau2.A1" office:value-type="string">
            <text:p text:style-name="P16">#1</text:p>
          </table:table-cell>
          <table:table-cell table:style-name="Tableau2.A1" office:value-type="string">
            <text:p text:style-name="P16">#10</text:p>
          </table:table-cell>
          <table:table-cell table:style-name="Tableau2.D1" office:value-type="string">
            <text:p text:style-name="P16">Moyenne</text:p>
          </table:table-cell>
        </table:table-row>
        <table:table-row>
          <table:table-cell table:style-name="Tableau2.A2" office:value-type="string">
            <text:p text:style-name="P16">Constant</text:p>
          </table:table-cell>
          <table:table-cell table:style-name="Tableau2.A2" office:value-type="string">
            <text:p text:style-name="P17">2<text:span text:style-name="T30">8.2%</text:span></text:p>
          </table:table-cell>
          <table:table-cell table:style-name="Tableau2.A2" office:value-type="string">
            <text:p text:style-name="P17">2<text:span text:style-name="T30">5.4%</text:span></text:p>
          </table:table-cell>
          <table:table-cell table:style-name="Tableau2.D2" office:value-type="string">
            <text:p text:style-name="P17">2<text:span text:style-name="T30">6.6%</text:span></text:p>
          </table:table-cell>
        </table:table-row>
        <table:table-row>
          <table:table-cell table:style-name="Tableau2.A2" office:value-type="string">
            <text:p text:style-name="P16">Optimal</text:p>
          </table:table-cell>
          <table:table-cell table:style-name="Tableau2.A2" office:value-type="string">
            <text:p text:style-name="P17">2<text:span text:style-name="T30">8.2%</text:span></text:p>
          </table:table-cell>
          <table:table-cell table:style-name="Tableau2.A2" office:value-type="string">
            <text:p text:style-name="P17">2<text:span text:style-name="T30">4.2%</text:span></text:p>
          </table:table-cell>
          <table:table-cell table:style-name="Tableau2.D2" office:value-type="string">
            <text:p text:style-name="P17">2<text:span text:style-name="T30">5.48%</text:span></text:p>
          </table:table-cell>
        </table:table-row>
        <table:table-row>
          <table:table-cell table:style-name="Tableau2.A2" office:value-type="string">
            <text:p text:style-name="P16">Inversed scaling</text:p>
          </table:table-cell>
          <table:table-cell table:style-name="Tableau2.A2" office:value-type="string">
            <text:p text:style-name="P16">30.4%</text:p>
          </table:table-cell>
          <table:table-cell table:style-name="Tableau2.A2" office:value-type="string">
            <text:p text:style-name="P17">2<text:span text:style-name="T30">9.2%</text:span></text:p>
          </table:table-cell>
          <table:table-cell table:style-name="Tableau2.D2" office:value-type="string">
            <text:p text:style-name="P16">29.66%</text:p>
          </table:table-cell>
        </table:table-row>
      </table:table>
      <text:p text:style-name="P7"/>
      <text:p text:style-name="P7"><text:tab/><text:span text:style-name="T30">On remarque quand même qu'on peut obtenir de meilleurs résultats avec le « learning_rate » </text:span><text:span text:style-name="T6">inversed scaling</text:span><text:span text:style-name="T16">. Le #1 de chacun possède exactement les mêmes paramètres. Si on regarde le mode pour les paramètres dans les 10 meilleurs, nous obtenons, sauf dans un cas, exactement les mêmes paramètres que le #1. Pour Mnist : alpha=0.0001 (60%), eta0=1 (20%, le mode est plutôt 5 avec 40%), n_iter=5 (50%), power_t=0.5 (50%). Pour Cifar10 : alpha=0.0001 (50%), eta0=1 (30%), n_iter=5 (40%), power_t=0.5 (50%). C'est donc les paramètres que nous avons retenu.</text:span></text:p>
      <text:p text:style-name="P7"/>
      <text:p text:style-name="P7"/>
      <text:h text:style-name="Heading_20_3" text:outline-level="3"><text:span text:style-name="T16">L</text:span><text:span text:style-name="T11">ogistic Regression</text:span></text:h>
      <text:p text:style-name="P8"><text:span text:style-name="T11"><text:tab/>Malgré tout, ce n'est pas celui là que nous avons retenu. Au départ, peut être avons-nous lu trop vite, mais nous pensions que « LogisticRegression » n'était que la fonction précédente, mais isolée. À la manière de « rgb2grey » et « rgb2gray » qui offrent deux façons différentes de faire la même chose (mais selon les préférences d'écriture / région du locuteur dans ce cas). Nous l'avons donc utilisé </text:span><text:soft-page-break/><text:span text:style-name="T11">innocemment. Ce n'était pas </text:span><text:span text:style-name="T17">toutefois pas </text:span><text:span text:style-name="T11">la même chose </text:span><text:span text:style-name="T17">et </text:span><text:span text:style-name="T11">c'était </text:span><text:span text:style-name="T17">même</text:span><text:span text:style-name="T11"> beaucoup mieux!</text:span></text:p>
      <text:p text:style-name="P8"/>
      <text:p text:style-name="P8"><text:span text:style-name="T11"><text:tab/></text:span><text:span text:style-name="T17">Pour donner une idée, en utilisant toutes les données et le </text:span><text:span text:style-name="T7">feature</text:span><text:span text:style-name="T17"> </text:span><text:span text:style-name="T7">raw pixels</text:span><text:span text:style-name="T17">, le SGD nous donne 88.44% pour Mnist (</text:span><text:span text:style-name="T7">cross-validation</text:span><text:span text:style-name="T17">) en comparaison à 92.52% pour la régression. Dans le cas de Cifar10, la différence est plus impressionnante. Nous sommes passé de 22.39% à 38.54%.</text:span></text:p>
      <text:p text:style-name="P8"/>
      <text:p text:style-name="P8"><text:span text:style-name="T17"><text:tab/></text:span><text:span text:style-name="T18">Pourtant, en lisant la documentation, « SGDClassifier » implémente bel et bien une régression logistique. L'algorithme varie peut-être? Ou est-ce nos hyper-paramètres qui sont inadéquats? Le « SGDClassifier » en possède en effet beaucoup. En comparaison, le « LogisticRegression » possède plutôt des paramètres par défaut que nous n'avons pas eu à toucher pour la plupart. Nous n'avons joué qu'avec le type d'algorithme d'optimi</text:span><text:span text:style-name="T19">s</text:span><text:span text:style-name="T18">ation, soit le paramètre « solver », et le paramètre « multi_class » qui ne changeait au final </text:span><text:span text:style-name="T20">pas grand-chose à nos résultats</text:span><text:span text:style-name="T18">.</text:span></text:p>
      <text:p text:style-name="P8"/>
      <text:p text:style-name="P9"><text:span text:style-name="T18"><text:tab/></text:span><text:span text:style-name="T19">Notre hypothèse repose justement sur l'algorithme d'optimisation. Pour les cas avec plusieurs classes, « LogisticRegression » offre « newton-cg » (Nonlinear Conjugate Gradient?), « sag » (Stochastic Average Gradient) et « lbfgs » (Broyden-Fletcher-Goldfarb-Shanno?). Par défaut, il fait une classification linéaire (« liblinear ») dont les résultats sont similaires à nos résultats avec SGD. </text:span><text:span text:style-name="T20">La documentation indique que cet algorithme ne peut pas apprendre réellement un modèle à plusieurs classes et il utilise une certaine stratégie (</text:span><text:span text:style-name="T8">one-versus-rest</text:span><text:span text:style-name="T20">) afin de se comporter comme un classificateur à plusieurs classes (</text:span><text:a xlink:type="simple" xlink:href="http://scikit-learn.org/stable/modules/linear_model.html#logistic-regression"><text:span text:style-name="T20">http://scikit-learn.org/stable/modules/linear_model.html#logistic-regression</text:span></text:a><text:span text:style-name="T20">).</text:span></text:p>
      <text:p text:style-name="P9"/>
      <text:p text:style-name="P9"><text:span text:style-name="T20"><text:tab/>Bref, nous avons regardé les résultats pour chacun des trois « solver » multi-classes. Sauf pour l'</text:span><text:span text:style-name="T8">accuracy</text:span><text:span text:style-name="T20"> en entraînement qui varie un peu, les résultats sont pratiquement identiques avec le </text:span><text:span text:style-name="T8">accuracy</text:span><text:span text:style-name="T20"> de test. Nous avons retenu le Stochastic Average Gradient puisque la documentation indique qu'il peut être plus rapide dans le cas de gros ensembles de données. Nous ne savons pas si nos ensembles se qualifient comme étant de gros ensembles de données, mais puisqu'il n'y a pas plus de différence, c'est un gain potentiel qui ne peut pas faire de mal.</text:span></text:p>
      <text:p text:style-name="P8"/>
      <text:p text:style-name="P8"><text:span text:style-name="T11"><text:tab/></text:span><text:span text:style-name="T20">TODO : LogisticRegressionCV</text:span></text:p>
      <text:p text:style-name="P8"/>
      <text:p text:style-name="P8"/>
      <text:h text:style-name="Heading_20_3" text:outline-level="3"><text:span text:style-name="T11">Adaboost</text:span></text:h>
      <text:p text:style-name="P10"><text:span text:style-name="T11"><text:tab/>Nous voulions utiliser un algorithme de type « Bagging » afin de voir si notre classificateur précédent pouvait être amélioré en en créant plusieurs et en les faisant voter. Notre choix c'est arrêté, un peu arbitrairement </text:span><text:span text:style-name="T21">il faut dire, </text:span><text:span text:style-name="T11">sur Adaboost. </text:span><text:span text:style-name="T21">Il offre des améliorations </text:span><text:span text:style-name="T22">intéressantes au</text:span><text:span text:style-name="T21"> simple Bagging </text:span><text:span text:style-name="T22">sans être un Random Forest (nous connaissions une autre équipe qui l'utilise et voulions être originaux).</text:span></text:p>
      <text:p text:style-name="P10"/>
      <text:p text:style-name="P10"><text:span text:style-name="T22"><text:tab/>En théorie, nous pensions qu'il </text:span><text:span text:style-name="T23">serait</text:span><text:span text:style-name="T22"> évident que nous allions gagner ne serais-ce qu'un peu en précision. Dans les faits, ça ne s'est pas avéré aussi facile. Premièrement, nous allons parler du cas de l'algorithme SAMME (</text:span><text:span text:style-name="T9">Stagewise Additive Modeling using a Multi-class Exponential loss function</text:span><text:span text:style-name="T22">) et du temps de calcul.</text:span></text:p>
      <text:p text:style-name="P10"/>
      <text:p text:style-name="P14"><text:span text:style-name="T22"><text:tab/>En utilisant notre </text:span><text:span text:style-name="T9">LogisticRegression</text:span><text:span text:style-name="T22">, nous pourrions peut-être obtenir de meilleurs résultats que ce que nous obtenons avec le SGD. Nous disons « peut-être » car le temps de calcul est beaucoup trop long </text:span><text:span text:style-name="T23">même </text:span><text:span text:style-name="T22">avec de petits ensembles de données. Il devient alors inconcevable avec notre puissance de calcul d'envisager faire un </text:span><text:span text:style-name="T9">grid search</text:span><text:span text:style-name="T22"> sur celui-ci. </text:span></text:p>
      <text:p text:style-name="P14"><text:soft-page-break/></text:p>
      <text:p text:style-name="P14"><text:span text:style-name="T22"><text:tab/>Si nous utilisons </text:span><text:span text:style-name="T23">l'algorithme SAMME plutôt que SAMME.R (</text:span><text:span text:style-name="T10">real boosting algorithm</text:span><text:span text:style-name="T23">), c'est que le SGD ne supporte apparemment pas le calcul de la probabilité d'être dans une certaine classe ce qui est obligatoire afin d'utiliser le deuxième algorithme. Un peu comme avec le problème précédent concernant le</text:span><text:span text:style-name="T10"> Regressor</text:span><text:span text:style-name="T23">, nous pensons que le calcul de probabilité joue beaucoup sur la précision de nos classificateurs. Malheureusement, utilisé un algorithme qui le permet est très exigeant sur nos pauvres ordinateurs avec Adaboost et nous ne pouvions pas espérer sortir des résultats satisfaisants à temps. </text:span></text:p>
      <text:p text:style-name="P14"><text:tab/><text:span text:style-name="T31">Nous nous contentons donc d'un véritable classificateur faible, soit notre SGD. Nous fondions alors tous nos espoirs sur les paramètres à ajuster, soit le nombre d'estimateurs et le taux d'apprentissage. </text:span></text:p>
      <text:p text:style-name="P15">Pour Mnist :</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8">Feature</text:p>
          </table:table-cell>
          <table:table-cell table:style-name="Tableau3.A1" office:value-type="string">
            <text:p text:style-name="P18">Écart Min-Max</text:p>
          </table:table-cell>
          <table:table-cell table:style-name="Tableau3.A1" office:value-type="string">
            <text:p text:style-name="P18">Moyenne</text:p>
          </table:table-cell>
          <table:table-cell table:style-name="Tableau3.D1" office:value-type="string">
            <text:p text:style-name="P18">Meilleur paramètre</text:p>
            <text:p text:style-name="P18">(n_estimators, learning_rate)</text:p>
          </table:table-cell>
        </table:table-row>
        <table:table-row>
          <table:table-cell table:style-name="Tableau3.A2" office:value-type="string">
            <text:p text:style-name="P18">Raw Pixels</text:p>
          </table:table-cell>
          <table:table-cell table:style-name="Tableau3.A2" office:value-type="string">
            <text:p text:style-name="Table_20_Contents">[<text:span text:style-name="T31">85, 90]</text:span></text:p>
          </table:table-cell>
          <table:table-cell table:style-name="Tableau3.A2" office:value-type="string">
            <text:p text:style-name="P18">88.21%</text:p>
          </table:table-cell>
          <table:table-cell table:style-name="Tableau3.D2" office:value-type="string">
            <text:p text:style-name="P18">([5, 25], 0.001)</text:p>
          </table:table-cell>
        </table:table-row>
        <table:table-row>
          <table:table-cell table:style-name="Tableau3.A2" office:value-type="string">
            <text:p text:style-name="P18">HoG</text:p>
          </table:table-cell>
          <table:table-cell table:style-name="Tableau3.A2" office:value-type="string">
            <text:p text:style-name="Table_20_Contents">[<text:span text:style-name="T31">12, 77]</text:span></text:p>
          </table:table-cell>
          <table:table-cell table:style-name="Tableau3.A2" office:value-type="string">
            <text:p text:style-name="P18">29.80%</text:p>
          </table:table-cell>
          <table:table-cell table:style-name="Tableau3.D2" office:value-type="string">
            <text:p text:style-name="P18">(500, 0.5)</text:p>
          </table:table-cell>
        </table:table-row>
      </table:table>
      <text:p text:style-name="P15"/>
      <text:p text:style-name="P15">Pour Cifar10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8">Feature</text:p>
          </table:table-cell>
          <table:table-cell table:style-name="Tableau4.A1" office:value-type="string">
            <text:p text:style-name="P18">Écart Min-Max</text:p>
          </table:table-cell>
          <table:table-cell table:style-name="Tableau4.A1" office:value-type="string">
            <text:p text:style-name="P18">Moyenne</text:p>
          </table:table-cell>
          <table:table-cell table:style-name="Tableau4.D1" office:value-type="string">
            <text:p text:style-name="P18">Meilleur paramètre</text:p>
            <text:p text:style-name="P18">(n_estimators, learning_rate)</text:p>
          </table:table-cell>
        </table:table-row>
        <table:table-row>
          <table:table-cell table:style-name="Tableau4.A2" office:value-type="string">
            <text:p text:style-name="P18">Raw Pixels</text:p>
          </table:table-cell>
          <table:table-cell table:style-name="Tableau4.A2" office:value-type="string">
            <text:p text:style-name="Table_20_Contents">[<text:span text:style-name="T31">13.8</text:span>, <text:span text:style-name="T31">34.2]</text:span></text:p>
          </table:table-cell>
          <table:table-cell table:style-name="Tableau4.A2" office:value-type="string">
            <text:p text:style-name="P18">30.62%</text:p>
          </table:table-cell>
          <table:table-cell table:style-name="Tableau4.D2" office:value-type="string">
            <text:p text:style-name="P18">(75, 0.000001)</text:p>
          </table:table-cell>
        </table:table-row>
        <table:table-row>
          <table:table-cell table:style-name="Tableau4.A2" office:value-type="string">
            <text:p text:style-name="P18">HoG</text:p>
          </table:table-cell>
          <table:table-cell table:style-name="Tableau4.A2" office:value-type="string">
            <text:p text:style-name="Table_20_Contents">[<text:span text:style-name="T31">11.4</text:span>, <text:span text:style-name="T31">29.2]</text:span></text:p>
          </table:table-cell>
          <table:table-cell table:style-name="Tableau4.A2" office:value-type="string">
            <text:p text:style-name="P18">17.60%</text:p>
          </table:table-cell>
          <table:table-cell table:style-name="Tableau4.D2" office:value-type="string">
            <text:p text:style-name="P18">([100, 500], 0.5)</text:p>
          </table:table-cell>
        </table:table-row>
      </table:table>
      <text:p text:style-name="P15"/>
      <text:p text:style-name="P15"><text:tab/>On remarque tout de suite qu'<text:span text:style-name="T11">il est possible d'obtenir de très bons gains en performance pour le </text:span><text:span text:style-name="T1">feature </text:span><text:span text:style-name="T11">HoG en ajustant les paramètres. La majorité des combinaisons donne des résultats faibles comme en témoigne les deux moyennes, mais il existe des paramètres permettant d'obtenir de bons résultats. Les paramètres du meilleur résultat sont d'ailleurs identiques ce qui nous facilite la tâche. </text:span></text:p>
      <text:p text:style-name="P15"><text:span text:style-name="T11"><text:tab/>Pour les </text:span><text:span text:style-name="T1">raw pixels</text:span><text:span text:style-name="T11">, nous avons choisi 75 estimateurs et un taux d'apprentissage de 0.000001. En général, pour ce </text:span><text:span text:style-name="T1">feature</text:span><text:span text:style-name="T11">, les meilleurs résultats s'obtiennent en utilisant moins d'estimateurs et un taux d'apprentissage très faible. C'est l'inverse avec HoG. C'est pourquoi nous avons des paramètres différents pour les d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inux Libertine" svg:font-family="'Linux Libertine', Georgia, Times, serif"/>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4:43:39.229595674</meta:creation-date>
    <dc:date>2016-12-11T19:25:50.459647001</dc:date>
    <meta:editing-duration>PT4H23M7S</meta:editing-duration>
    <meta:editing-cycles>8</meta:editing-cycles>
    <meta:generator>LibreOffice/4.2.8.2$Linux_X86_64 LibreOffice_project/420m0$Build-2</meta:generator>
    <meta:document-statistic meta:table-count="4" meta:image-count="0" meta:object-count="0" meta:page-count="5" meta:paragraph-count="102" meta:word-count="2128" meta:character-count="13459" meta:non-whitespace-character-count="11391"/>
  </office:meta>
</office:document-meta>
</file>